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milia Briault</text:p>
      <text:p text:style-name="Standard"/>
      <text:p text:style-name="Standard">Voici mon petit compte rendu individuelle après avoir finaliser le projet Max avec Gaëlle et Charline</text:p>
      <text:p text:style-name="Standard"/>
      <text:p text:style-name="Standard">Lors que ce projet j'ai effectué toute les tâche en rapport avec la régie vidéo. La V3, V4, V5, V6 et V7.</text:p>
      <text:p text:style-name="Standard"/>
      <text:p text:style-name="Standard">J'ai réussi à réaliser les effets voulu pour notre application en modifiant les codes fournis pour la chaussure ou en réutilisant tel quel ces effets. J'ai aussi crée les infographies : le dessin du cœur, des chaussures et l'animation de la bouche. </text:p>
      <text:p text:style-name="Standard"/>
      <text:p text:style-name="Standard">J'ai appris à mieux utiliser les modifications vidéo surtout via jit,rota et la synchronisation vidéo/audio est très inintéressante et permettrait de faire des choses très sympathique en live lors de concerts avec un effet par instrument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milia B</meta:initial-creator>
    <meta:creation-date>2017-06-12T12:51:20.93</meta:creation-date>
    <dc:date>2017-06-12T14:51:23.76</dc:date>
    <dc:creator>Emilia B</dc:creator>
    <meta:editing-duration>PT1H44M51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5" meta:word-count="118" meta:character-count="707"/>
  </office:meta>
</office:document-meta>
</file>